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1"/>
    <style:style style:name="T1" style:family="text">
      <style:text-properties style:font-name="Courier New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écifier avant chaque programme le chemin vers le python binary :</text:p>
      <text:p text:style-name="Standard"/>
      <text:p text:style-name="P1">#!/usr/bin/python</text:p>
      <text:p text:style-name="P1"># -*- coding: utf-8 -*-</text:p>
      <text:p text:style-name="P3"/>
      <text:p text:style-name="P4">Pour simplement sauvegarder dans vi : Esc + :w</text:p>
      <text:p text:style-name="P4">Pour retourner en arrière dans vi : Esc + u</text:p>
      <text:p text:style-name="P4"/>
      <text:p text:style-name="P4">Pour supprimer un bloc de texte dans vi : </text:p>
      <text:p text:style-name="P4"/>
      <text:p text:style-name="P5">Go to the starting line of your block, and type <text:span text:style-name="User_20_Entry">ma</text:span> (mark "a", though you can of course use <text:span text:style-name="Emphasis">different</text:span> letters, and even <text:span text:style-name="Emphasis">multiple</text:span> letters for different marks provided you can keep it straight in your head what each letter is a mark of).</text:p>
      <text:p text:style-name="Text_20_body">Then go to the last line and enter <text:span text:style-name="User_20_Entry">d'a</text:span> (delete to mark "a") or <text:span text:style-name="User_20_Entry">y'a</text:span> (yank to mark "a").</text:p>
      <text:p text:style-name="Text_20_body"/>
      <text:p text:style-name="Text_20_body">Avec yank on copie, avec delete on supprime.</text:p>
      <text:p text:style-name="Text_20_body">Pour coller dans vi :</text:p>
      <text:list xml:id="list1091610347992431023" text:style-name="L1">
        <text:list-item>
          <text:p text:style-name="P7">En Insert mode, CTRL + SHIFT + V.</text:p>
        </text:list-item>
        <text:list-item>
          <text:p text:style-name="P7">En Command mode, SHIFT + P.</text:p>
        </text:list-item>
      </text:list>
      <text:p text:style-name="P4"/>
      <text:p text:style-name="P4">PLUS SIMPLE POUR COPIER COLLER :</text:p>
      <text:p text:style-name="P4"/>
      <text:p text:style-name="P6">just use <text:span text:style-name="User_20_Entry">V</text:span> to select lines or <text:span text:style-name="User_20_Entry">v</text:span> to select chars or <text:span text:style-name="User_20_Entry">Ctrlv</text:span> to select a block.</text:p>
      <text:p text:style-name="Text_20_body">When the selection spans the area you'd like to copy just hit <text:span text:style-name="User_20_Entry">y</text:span> and use <text:span text:style-name="User_20_Entry">p</text:span> to paste it anywhere you like...</text:p>
      <text:p text:style-name="P4"/>
      <text:p text:style-name="P4"/>
      <text:p text:style-name="P4"/>
      <text:p text:style-name="P4">La différence entre :</text:p>
      <text:p text:style-name="P2">import socket</text:p>
      <text:p text:style-name="P4"/>
      <text:p text:style-name="P4">... et ...</text:p>
      <text:p text:style-name="P4"/>
      <text:p text:style-name="P2">from socket import *</text:p>
      <text:p text:style-name="P4"/>
      <text:p text:style-name="P4">C'est que dans la première forme on va devoir spécifier "<text:span text:style-name="T1">socket.connect</text:span>" pour appeler la fonction '<text:span text:style-name="T1">connect</text:span>' de '<text:span text:style-name="T1">socket</text:span>' ; dans la seconde on va pouvoir utiliser '<text:span text:style-name="T1">connect</text:span>' directement. Utiliser la seconde forme si on a besoin de beaucoup utiliser une librair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_20_Entry" style:display-name="User Entry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9M49S</meta:editing-duration>
    <meta:editing-cycles>10</meta:editing-cycles>
    <meta:generator>OpenOffice/4.1.5$Win32 OpenOffice.org_project/415m1$Build-9789</meta:generator>
    <dc:date>2020-03-22T21:09:07.57</dc:date>
    <meta:document-statistic meta:table-count="0" meta:image-count="0" meta:object-count="0" meta:page-count="1" meta:paragraph-count="20" meta:word-count="236" meta:character-count="1221"/>
    <meta:user-defined meta:name="Info 1"/>
    <meta:user-defined meta:name="Info 2"/>
    <meta:user-defined meta:name="Info 3"/>
    <meta:user-defined meta:name="Info 4"/>
  </office:meta>
</office:document-meta>
</file>